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3" style:parent-style-name="Author" style:family="paragraph">
      <style:text-properties fo:language="pt" fo:country="PT"/>
    </style:style>
    <style:style style:name="P4" style:parent-style-name="Date" style:family="paragraph">
      <style:text-properties fo:language="pt" fo:country="PT"/>
    </style:style>
    <style:style style:name="P5" style:parent-style-name="Textbody" style:family="paragraph">
      <style:text-properties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T15" style:parent-style-name="DefaultParagraphFont" style:family="text">
      <style:text-properties fo:language="en" fo:country="GB"/>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P24" style:parent-style-name="Firstparagraph" style:family="paragraph">
      <style:text-properties fo:language="en" fo:country="GB"/>
    </style:style>
    <style:style style:name="P25" style:parent-style-name="Textbody" style:family="paragraph">
      <style:text-properties fo:language="en" fo:country="GB"/>
    </style:style>
    <style:style style:name="P26" style:parent-style-name="Textbody" style:family="paragraph">
      <style:text-properties fo:language="en" fo:country="GB"/>
    </style:style>
    <style:style style:name="P27" style:parent-style-name="Textbody" style:family="paragraph">
      <style:text-properties fo:language="en" fo:country="GB"/>
    </style:style>
    <style:style style:name="P28" style:parent-style-name="Textbody" style:family="paragraph">
      <style:text-properties fo:language="en" fo:country="GB"/>
    </style:style>
    <style:style style:name="P29" style:parent-style-name="Textbody" style:family="paragraph">
      <style:text-properties fo:language="en" fo:country="GB"/>
    </style:style>
  </office:automatic-styles>
  <office:body>
    <office:text text:use-soft-page-breaks="true">
      <text:p text:style-name="P1">Report for LAB<text:s/>3</text:p>
      <text:p text:style-name="P3">Mafalda de Macedo Pinto<text:s/>Candal</text:p>
      <text:p text:style-name="P4">Deadline:<text:s/>December<text:s/>1st<text:s/>23:59</text:p>
      <text:h text:style-name="Heading1" text:outline-level="1"><text:bookmark-start text:name="task-description"/>Task description<text:bookmark-start text:name="structures-and-algorithms"/><text:bookmark-end text:name="task-description"/></text:h>
      <text:p text:style-name="Firstparagraph">For this lab, we were challenged to develop a spellchecker.<text:s/>Some important aspects were: 1) input, 2) word boundaries, 3) desired output, 4) two different data structures.</text:p>
      <text:p text:style-name="Firstparagraph">The input consisted of a (non-alphabetic) dictionary and a piece of text separated by a line with the character “%”. Each line of the dictionary<text:s/>was a new word<text:s/>no longer than 45 characters, and a new word was signaled in the text by digits, spaces, newlines and a given list of symbols. The program should be case-insensitive and output the unknown words (they are in the text, but not in the dictionary), followed by how many it found. There are two parts to this assignment: firstly, we are asked to fix the code for a potential spellchecker using an array, and then we are asked to observe how it is slow and build a faster spellchecker resorting to a trie.</text:p>
      <text:p text:style-name="Textbody"/>
      <text:h text:style-name="Heading1" text:outline-level="1">Structures and Algorithms<text:bookmark-end text:name="structures-and-algorithms"/></text:h>
      <text:p text:style-name="Firstparagraph">In this assignment, we mimicked a dictionary using two different data structures: the array and the trie.<text:s/>Each word in the text would be briefly saved in an array of size (46 = maxlength+1).</text:p>
      <text:p text:style-name="Firstparagraph">In the first case, the dictionary is saved<text:s/>in an array so that all words are introduced in order and separated by the ‘\0’ character. So, dictionary[0…a-1] would be the first word in the dictionary with length a, and dictionary[a+1…a+b] would be the second word of length b. The check() function should check if a given pattern is in the dictionary. In that case, the pattern<text:s/>of length k<text:s/>is compared, strcmp(), to the array starting at each entry of the array<text:s/>with size n. Complexity would be O(n*k).</text:p>
      <text:p text:style-name="Textbody">This could be easily simplified by implementing a trie. In this case, each word in the dictionary corresponds to a branch of the trie starting after the root and finishing at each endNode. The check() function would check if for each<text:s/>0 &lt;= i &lt; k<text:s/>if any of the children of the current node where equal to word[i], and if the k-1th node is an endNode. Complexity would decrease to O(k).</text:p>
      <text:p text:style-name="P5">Overall, the array is straightforward and uses less memory for small datasets but scales poorly for large ones.<text:s/>The trie, while more complex to implement, optimizes search operations and reduces redundancy in storage, making it ideal for large dictionaries or frequent lookups.</text:p>
      <text:p text:style-name="Textbody"/>
      <text:p text:style-name="Textbody">I followed quite closely the function division from part 1, using<text:s/>some of the<text:s/>functions from<text:s/>the exercises made available by Lorenzo Galeotti and Malvin Gattinger.</text:p>
      <text:p text:style-name="Textbody">My program had 6 helper functions:<text:s/><text:span text:style-name="T6">newEmptyDict()</text:span><text:span text:style-name="T7">,<text:s/></text:span><text:span text:style-name="T8">c2n()</text:span><text:span text:style-name="T9">,<text:s/></text:span><text:span text:style-name="T10">check()</text:span><text:span text:style-name="T11">,<text:s/></text:span><text:span text:style-name="T12">addWord(</text:span><text:span text:style-name="T13">),<text:s/></text:span><text:span text:style-name="T14">freeDict(</text:span><text:span text:style-name="T15">) and<text:s/></text:span><text:span text:style-name="T16">trimWord(</text:span><text:span text:style-name="T17">). I believe these constitute the main programming blocks/operations</text:span><text:span text:style-name="T18">, namely creating an empty dictionary, checking if a word is in the given dictionary, adding a word to the dictionary and, lastly, freeing the dictionary. Creating helper functions for these operations makes them independent<text:s/></text:span><text:span text:style-name="T19">from the main(),<text:s/></text:span><text:span text:style-name="T20">achieving</text:span><text:span text:style-name="T21"><text:s/>the goal of having more intuitive</text:span><text:span text:style-name="T22">,<text:s/></text:span><text:span text:style-name="T23">modular code.</text:span></text:p>
      <text:h text:style-name="Heading1" text:outline-level="1"><text:bookmark-start text:name="evaluation-of-the-program"/><text:soft-page-break/>Evaluation of the program<text:bookmark-end text:name="evaluation-of-the-program"/></text:h>
      <text:p text:style-name="P24">In testing edge cases, the program could be evaluated for its ability to handle very large dictionaries or texts, ensuring that memory usage and runtime remain efficient under heavy loads. Additional tests could include inputs with special characters, numeric values, mixed capitalization, and repeated entries to verify that the program correctly trims, normalizes, and processes all types of input without errors.<text:s/>Unfortunately, I found it challenging to create these tests, so I relied solely on the ones available in the ZipFile and CodeGrader, which already accounted for some of these edge cases.</text:p>
      <text:p text:style-name="P25">The initial versions of the program had several issues. I will mention three main bugs I fixed.</text:p>
      <text:list text:style-name="LFO11" text:continue-numbering="true">
        <text:list-item>
          <text:p text:style-name="P26">the word array was not null-terminated before calling trimWord(), causing functions like strlen()<text:s/>to read beyond the intended data, and therefore the printed words had garbage;<text:s/>this was fixed by adding word[index] = '\0'; before calling trimWord().</text:p>
        </text:list-item>
        <text:list-item>
          <text:p text:style-name="P27">the index was not reset after processing a word, leading to leftover characters being appended to subsequent words, which was resolved by resetting index to 0 after processing.</text:p>
        </text:list-item>
        <text:list-item>
          <text:p text:style-name="P28">consecutive non-alphabetic characters caused unnecessary processing of an empty word, which was addressed by only calling trimWord()<text:s/>and check when index &gt; 0.</text:p>
        </text:list-item>
      </text:list>
      <text:p text:style-name="P29">I did also experiment<text:s/>a bit<text:s/>with the error message in case<text:s/>of<text:s/>memory<text:s/>not being allocated<text:s/>when attempting to create a new dictionary.</text:p>
      <text:p text:style-name="Textbody"/>
      <text:h text:style-name="Heading1" text:outline-level="1"><text:bookmark-start text:name="conclusion-and-self-reflection"/>Conclusion and Self-Reflection<text:bookmark-end text:name="conclusion-and-self-reflection"/></text:h>
      <text:p text:style-name="Textbody">Since the beginning of the course, I have wondered about why we learn about<text:s/>different<text:s/>implementations<text:s/>of<text:s/>the same data structure/algorithm. This task made it more clear for me the importance of finding the adequate data structure for each problem: a trie is, as a rule, the most memory-efficient data structure UNLESS 1)<text:s/>The dictionary is small, 2)<text:s/>There are few or no shared prefixes among words<text:s/>or 3)<text:s/>The alphabet is sparse or the trie implementation uses many pointers.</text:p>
      <text:p text:style-name="Textbody"/>
      <text:p text:style-name="Textbody">I believe the code given for part 1 was a very nice template to create the implementation of the dictionary with tries. Having that starting point gave my code a very solid structure and made it easier to intuitively understand how each operation changed and what was missing at every step.</text:p>
      <text:p text:style-name="Textbody">But I did struggle with other aspects. Even during the previous course Programming your world, I struggled with using files. When trying to complete the bonus task 1, I think the most difficult was creating a new file, compiling it, and overall understanding the relation between the CodeEditor and the Terminal. I think I have grown used to having the files already created for me and being able to use the commands “make run” or “make test”. This also means that I find it less intuitive to test my code, for example, because I can run the tests or run it through CodeGrader.<text:s/>I would love to fill in these gaps in knowledge and practice. Outside of the scope of this course, I would want to be able to start my own projects from scrat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port for LAB [insert number]</dc:title>
    <dc:description/>
    <dc:subject/>
    <meta:initial-creator>PUT YOUR NAME HERE</meta:initial-creator>
    <dc:creator>Mafalda Candal</dc:creator>
    <meta:creation-date>2022-11-19T14:02:00Z</meta:creation-date>
    <dc:date>2024-12-02T02:58:00Z</dc:date>
    <meta:template xlink:href="Normal" xlink:type="simple"/>
    <meta:editing-cycles>5</meta:editing-cycles>
    <meta:editing-duration>PT42780S</meta:editing-duration>
    <meta:user-defined meta:name="date">Deadline: [insert date] 23:59</meta:user-defined>
    <meta:document-statistic meta:page-count="2" meta:paragraph-count="11" meta:word-count="884" meta:character-count="5913" meta:row-count="42" meta:non-whitespace-character-count="5040"/>
  </office:meta>
</office:document-meta>
</file>